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'Liberation Serif'" style:font-family-asian="'Liberation Serif'" style:font-family-complex="'Liberation Serif'" fo:background-color="transparent" fo:color="#666666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fo:color="#666666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666666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666666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fo:color="#ffff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fo:color="#ffff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ffff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ffffff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223.85pt"/>
          <style:tab-stop style:position="3338.35pt"/>
          <style:tab-stop style:position="54117.35pt" style:char="." style:type="char"/>
          <style:tab-stop style:position="-2.7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223.85pt"/>
          <style:tab-stop style:position="3338.35pt"/>
          <style:tab-stop style:position="54117.35pt" style:char="." style:type="char"/>
          <style:tab-stop style:position="-2.7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223.85pt"/>
          <style:tab-stop style:position="3287.15pt"/>
          <style:tab-stop style:position="421118.95pt" style:type="right"/>
          <style:tab-stop style:position="1622.9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223.85pt"/>
          <style:tab-stop style:position="3287.15pt"/>
          <style:tab-stop style:position="421118.95pt" style:type="right"/>
          <style:tab-stop style:position="1622.9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223.85pt"/>
          <style:tab-stop style:position="3287.15pt"/>
          <style:tab-stop style:position="421118.95pt" style:type="right"/>
          <style:tab-stop style:position="1622.9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362.70pt" fo:text-indent="-2.70pt">
        <style:tab-stops>
          <style:tab-stop style:position="-244.9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362.70pt" fo:text-indent="-2.70pt">
        <style:tab-stops>
          <style:tab-stop style:position="-244.95pt"/>
        </style:tab-stops>
      </style:paragraph-properties>
    </style:style>
    <style:style style:name="P17" style:family="paragraph">
      <style:paragraph-properties fo:line-height="100.00%" fo:text-align="left" fo:margin-left="362.70pt" fo:text-indent="-2.70pt">
        <style:tab-stops>
          <style:tab-stop style:position="-244.9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362.70pt" fo:text-indent="-2.70pt">
        <style:tab-stops>
          <style:tab-stop style:position="-244.95pt"/>
        </style:tab-stops>
      </style:paragraph-properties>
    </style:style>
    <style:style style:name="P20" style:family="paragraph">
      <style:paragraph-properties fo:line-height="100.00%" fo:text-align="left"/>
    </style:style>
    <style:style style:name="TableColumn0100" style:family="table-column">
      <style:table-column-properties style:column-width="3.146528in"/>
    </style:style>
    <style:style style:name="TableColumn0101" style:family="table-column">
      <style:table-column-properties style:column-width="1.146528in"/>
    </style:style>
    <style:style style:name="TableColumn0102" style:family="table-column">
      <style:table-column-properties style:column-width="0.745139in"/>
    </style:style>
    <style:style style:name="TableColumn0103" style:family="table-column">
      <style:table-column-properties style:column-width="1.656250in"/>
    </style:style>
    <style:style style:name="Table01" style:family="table">
      <style:table-properties style:width="6.6944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5b277d"/>
    </style:style>
    <style:style style:name="TableCell010001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5b277d"/>
    </style:style>
    <style:style style:name="TableCell010002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5b277d"/>
    </style:style>
    <style:style style:name="TableCell010003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5b277d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635417in"/>
    </style:style>
    <style:style style:name="Table02" style:family="table">
      <style:table-properties style:width="1.635417in" fo:margin-left="5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ext:p text:style-name="P1"><draw:frame text:anchor-type="as-char" svg:width="60.15mm" svg:height="22.93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2"><text:span text:style-name="T2"><text:s/>Invoice n°{d.id}</text:span></text:p>
      <text:p text:style-name="P2"><text:span text:style-name="T2">date : {d.date }</text:span></text:p>
      <text:p text:style-name="P3"><text:span text:style-name="T3"/></text:p>
      <text:p text:style-name="P3"><text:span text:style-name="T3"/></text:p>
      <text:p text:style-name="P3"><text:span text:style-name="T4"><text:tab/></text:span></text:p>
      <text:p text:style-name="P3"><text:span text:style-name="T5">{d.company.name}</text:span></text:p>
      <text:p text:style-name="P3"><text:span text:style-name="T5">{d.company.address}</text:span></text:p>
      <text:p text:style-name="P3"><text:span text:style-name="T5">{d.company.postalCode} {d.company.city}</text:span></text:p>
      <text:p text:style-name="P3"><text:span text:style-name="T6"/></text:p>
      <text:p text:style-name="P3"><text:span text:style-name="T6"/></text:p>
      <text:p text:style-name="P4"><text:span text:style-name="T7">{d.customer.name}</text:span></text:p>
      <text:p text:style-name="P4"><text:span text:style-name="T7">{d.customer.address}</text:span></text:p>
      <text:p text:style-name="P4"><text:span text:style-name="T7">{d.customer.postalCode} {d.customer.city}</text:span></text:p>
      <text:p text:style-name="P4"><text:span text:style-name="T8"/></text:p>
      <text:p text:style-name="P4"><text:span text:style-name="T8"/></text:p>
      <text:p text:style-name="P4"><text:span text:style-name="T8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6"><text:span text:style-name="T9">Name</text:span><text:span text:style-name="T10"/></text:p>
          </table:table-cell>
          <table:table-cell table:style-name="TableCell010001">
            <text:p text:style-name="P6"><text:span text:style-name="T11">Price</text:span><text:span text:style-name="T12"/></text:p>
          </table:table-cell>
          <table:table-cell table:style-name="TableCell010002">
            <text:p text:style-name="P6"><text:span text:style-name="T13">Quantity</text:span><text:span text:style-name="T14"/></text:p>
          </table:table-cell>
          <table:table-cell table:style-name="TableCell010003">
            <text:p text:style-name="P6"><text:span text:style-name="T15">Total</text:span><text:span text:style-name="T16"/></text:p>
          </table:table-cell>
        </table:table-row>
        <table:table-row table:style-name="TableRow0101">
          <table:table-cell table:style-name="TableCell010100">
            <text:p text:style-name="P9"><text:span text:style-name="T17">{d.products[i].name}</text:span><text:span text:style-name="T18"/></text:p>
          </table:table-cell>
          <table:table-cell table:style-name="TableCell010101">
            <text:p text:style-name="P9"><text:span text:style-name="T19">{d.products[i].priceUnit}</text:span><text:span text:style-name="T20"/></text:p>
          </table:table-cell>
          <table:table-cell table:style-name="TableCell010102">
            <text:p text:style-name="P9"><text:span text:style-name="T21">{d.products[i].quantity}</text:span><text:span text:style-name="T22"/></text:p>
          </table:table-cell>
          <table:table-cell table:style-name="TableCell010103">
            <text:p text:style-name="P9"><text:span text:style-name="T23">{d.products[i].priceTotal}</text:span><text:span text:style-name="T24"/></text:p>
          </table:table-cell>
        </table:table-row>
        <table:table-row table:style-name="TableRow0102">
          <table:table-cell table:style-name="TableCell010200">
            <text:p text:style-name="P11"><text:span text:style-name="T25">{d.products[i+1].name}</text:span><text:span text:style-name="T26"/></text:p>
          </table:table-cell>
          <table:table-cell table:style-name="TableCell010201">
            <text:p text:style-name="P11"><text:span text:style-name="T26"/></text:p>
          </table:table-cell>
          <table:table-cell table:style-name="TableCell010202">
            <text:p text:style-name="P11"><text:span text:style-name="T26"/></text:p>
          </table:table-cell>
          <table:table-cell table:style-name="TableCell010203">
            <text:p text:style-name="P11"><text:span text:style-name="T26"/></text:p>
          </table:table-cell>
        </table:table-row>
      </table:table>
      <text:p text:style-name="P13"><text:span text:style-name="T26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5"><text:span text:style-name="T27">Total price</text:span><text:span text:style-name="T28"/></text:p>
          </table:table-cell>
        </table:table-row>
        <table:table-row table:style-name="TableRow0201">
          <table:table-cell table:style-name="TableCell020100">
            <text:p text:style-name="P18"><text:span text:style-name="T29">{d.total}</text:span><text:span text:style-name="T30"/></text:p>
          </table:table-cell>
        </table:table-row>
      </table:table>
      <text:p text:style-name="P20"><text:span text:style-name="T30"/></text:p>
      <text:p text:style-name="P20"><text:span text:style-name="T30"/></text:p>
      <text:p text:style-name="P20"><text:span text:style-name="T30"/></text:p>
      <text:p text:style-name="P20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